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list-style-name="L2">
      <style:graphic-properties fo:min-height="8.884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loext:graphic-properties draw:fill-color="#ffffff"/>
    </style:style>
    <style:style style:name="P2" style:family="paragraph">
      <style:text-properties fo:font-size="32pt" style:font-size-asian="32pt" style:font-size-complex="32pt"/>
    </style:style>
    <style:style style:name="P3" style:family="paragraph">
      <style:paragraph-properties fo:margin-left="0cm" fo:margin-right="0cm" fo:margin-top="0.5cm" fo:margin-bottom="0cm" fo:text-align="start" fo:text-indent="0cm"/>
      <style:text-properties fo:font-size="22pt" style:font-size-asian="15pt" style:font-size-complex="15pt"/>
    </style:style>
    <style:style style:name="P4" style:family="paragraph">
      <style:text-properties fo:font-size="40pt" style:font-size-asian="40pt" style:font-size-complex="40pt"/>
    </style:style>
    <style:style style:name="P5" style:family="paragraph">
      <style:text-properties fo:font-size="22pt"/>
    </style:style>
    <style:style style:name="T1" style:family="text">
      <style:text-properties fo:font-size="32pt" style:font-size-asian="32pt" style:font-size-complex="32pt"/>
    </style:style>
    <style:style style:name="T2" style:family="text">
      <style:text-properties style:font-size-asian="15pt" style:font-size-complex="15pt"/>
    </style:style>
    <style:style style:name="T3"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6.371cm" presentation:class="title" presentation:user-transformed="true">
          <draw:text-box>
            <text:p>Le concept de liberté</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2" draw:layer="layout" svg:width="28cm" svg:height="2.629cm" svg:x="0cm" svg:y="0.371cm" presentation:class="title" presentation:user-transformed="true">
          <draw:text-box>
            <text:p text:style-name="P2"><text:span text:style-name="T1">Qu’est ce que la liberté et ses conditions d’exercice ?</text:span></text:p>
          </draw:text-box>
        </draw:frame>
        <draw:frame presentation:style-name="pr3" draw:text-style-name="P3" draw:layer="layout" svg:width="25.199cm" svg:height="11.5cm" svg:x="1.301cm" svg:y="3.5cm" presentation:class="outline" presentation:user-transformed="true">
          <draw:text-box>
            <text:list text:style-name="L2">
              <text:list-item>
                <text:p text:style-name="P3"><text:span text:style-name="T2">La liberté depuis l’antiquité jusqu’à aujourd’hui à beaucoup évolué. Elle est le fruit d’une longue conquête et on peut lui donner beaucoup de définitions selon les époques.</text:span></text:p>
              </text:list-item>
              <text:list-item>
                <text:p text:style-name="P3"><text:span text:style-name="T2">Selon le doc 1 En 1789 La liberté consiste à pouvoir faire tout ce qui ne nuit pas à autrui et seule la loi à laquelle tout les citoyens sont conformer peut limiter la liberté.</text:span></text:p>
              </text:list-item>
              <text:list-item>
                <text:p text:style-name="P3"><text:span text:style-name="T2">Le doc 2 Nous explique que durant l’antiquité la liberté c’est être tour à tour gouverné et gouvernant et diriger sa vie comme on le souhaite.</text:span></text:p>
              </text:list-item>
              <text:list-item>
                <text:p text:style-name="P3"><text:span text:style-name="T2">Le doc 3, lui Nous donne le point de vue des Lumières. En effet à cette période la liberté est vue comme un état naturel qu’on acquiert dès la naissance et qui nous permet de faire ce que bon nous semble tant qu’on respecte la loi du gouvernement </text:span></text:p>
              </text:list-item>
              <text:list-item>
                <text:p text:style-name="P3"><text:span text:style-name="T2">Le doc 4 nous parle du point de vue du 19ème siècle de Benjamin Constant. Selon lui La liberté c’est pour chacun le droit de n’être soumis qu’aux lois, de ne pouvoir être ni détenu, ni arrêté, ni être tué ou maltraité par la volonté arbitraire d’un ou plusieurs individus. C’est aussi pouvoir exprimer <text:s/>son point de vue, de choisir son travail, d’utiliser ses biens comme on l’entend et de pouvoir ce déplacer librement.</text:span></text:p>
              </text:list-item>
            </text:list>
            <text:list text:style-name="L3">
              <text:list-item>
                <text:p text:style-name="P3"><text:span text:style-name="T3">Le doc 5 explique qu’est ce que la liberté de ne jours au 21ème siècle. Il donne la même définition de la liberté que la déclaration des droits de l’homme et du citoyen de 1789 c’est à dire: « La liberté consiste à pouvoir faire tout ce qui ne nuit pas à autrui ». Le document ajoute que la liberté est donc indissociable de l’égalité car </text:span><text:span text:style-name="T2">c’est grâce au fait que les autres on des droits égaux au miens que ma liberté est limitée par le respect de la leur et leur liberté par le respect de la mienne. Cependant il nous avertit aussi que bien que complémentaire, liberté et égalité sont contradictoire: « La liberté absolue c’est la loi du plus fort » et «l’égalité absolue c’est la négation de la liberté». Le document insiste sur le fait que le grand défi est de trouver l’équilibre et que c’est grâce à la loi qui régule et contrôle que nous ne somme pas dans un des deux extrême cité ci dessus. Le code de la route est un bon exemple de cet équilibre. Il est le même pour tout le monde et tout le monde doit le respecter. <text:s/></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4" draw:layer="layout" svg:width="25.199cm" svg:height="2.629cm" svg:x="1.4cm" svg:y="0.628cm" presentation:class="title" presentation:user-transformed="true">
          <draw:text-box>
            <text:p>Qu’elle est la limite de la liberté ?</text:p>
          </draw:text-box>
        </draw:frame>
        <draw:frame presentation:style-name="pr4" draw:text-style-name="P5" draw:layer="layout" svg:width="25.199cm" svg:height="9.134cm" svg:x="1.4cm" svg:y="3.685cm" presentation:class="outline" presentation:user-transformed="true">
          <draw:text-box>
            <text:list text:style-name="L2">
              <text:list-item>
                <text:p>Selon toutes les définitions qu’on lui donne, la limite de la liberté est la loi, mais aussi la liberté des autres individus car ils ont les mêmes droit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2.629cm" svg:x="1.4cm" svg:y="0.628cm" presentation:class="title">
          <draw:text-box>
            <text:p>L’évolution de la liberté</text:p>
          </draw:text-box>
        </draw:frame>
        <draw:frame presentation:style-name="pr4" draw:layer="layout" svg:width="25.199cm" svg:height="9.134cm" svg:x="1.4cm" svg:y="3.685cm" presentation:class="outline">
          <draw:text-box>
            <text:list text:style-name="L2">
              <text:list-item>
                <text:p>La liberté est un concept qui a évolué au cours du temps. En effet depuis son invention à l’antiquité jusqu’à aujourd’hui, beaucoup de choses ont changé. A l’antiquité ce n’étais que le droit délire son représentant et de diriger sa vie comme on l’entendait. Au temps des lumières de nombreux philosophes on réfléchit à ce concept, ont ajouté d’autres idées comme l’égalité, et des règles : la loi, la déclaration des droits de l’homme. C’est à cette même époque <text:s/>que des gens se sont battus pour avoir leur liberté à laquelle ils avaient longtemps réfléchis. Cette idée à ensuite continué à évoluer et un jour en 1948 la déclaration universelle des droit de l’homme à été signée permettant à tout personne qui vit sur terre de bénéficier de la liberté et des même droits. Aujourd’hui des centaines d’ouvrage parle de la liberté et je suis même en train de faire un exposé dessus.</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07T17:39:19.508000000</meta:creation-date>
    <dc:date>2023-01-07T19:23:01.064000000</dc:date>
    <meta:editing-duration>PT25M18S</meta:editing-duration>
    <meta:editing-cycles>6</meta:editing-cycles>
    <meta:generator>LibreOffice/7.2.4.1$Windows_X86_64 LibreOffice_project/27d75539669ac387bb498e35313b970b7fe9c4f9</meta:generator>
    <meta:document-statistic meta:object-count="36"/>
  </office:meta>
</office:document-meta>
</file>